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8000000B73C4996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095cm" fo:padding-bottom="0.095cm" fo:padding-left="0.191cm" fo:padding-right="0.191cm" fo:wrap-option="no-wrap" draw:shadow-color="#727272"/>
    </style:style>
    <style:style style:name="gr2" style:family="graphic" style:parent-style-name="standard">
      <style:graphic-properties draw:stroke="solid" svg:stroke-width="0.018cm" svg:stroke-color="#000000" draw:stroke-linejoin="miter" svg:stroke-linecap="square" draw:fill="solid" draw:fill-color="#dddddd" draw:textarea-horizontal-align="left" draw:textarea-vertical-align="top" draw:auto-grow-height="false" fo:padding-top="0.095cm" fo:padding-bottom="0.095cm" fo:padding-left="0.191cm" fo:padding-right="0.191cm" fo:wrap-option="wrap" draw:shadow-color="#727272"/>
    </style:style>
    <style:style style:name="gr3" style:family="graphic" style:parent-style-name="standard">
      <style:graphic-properties draw:stroke="solid" svg:stroke-width="0.018cm" svg:stroke-color="#000000" draw:stroke-linejoin="miter" svg:stroke-linecap="square" draw:fill="solid" draw:fill-color="#ffffff" draw:textarea-horizontal-align="left" draw:textarea-vertical-align="top" draw:auto-grow-height="false" fo:padding-top="0.095cm" fo:padding-bottom="0.095cm" fo:padding-left="0.095cm" fo:padding-right="0.191cm" fo:wrap-option="wrap" draw:shadow-color="#727272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gradient" draw:fill-color="#ffffff" draw:fill-gradient-name="Gradient_20_7" draw:textarea-horizontal-align="justify" draw:textarea-vertical-align="middle" draw:auto-grow-height="false" fo:padding-top="0.095cm" fo:padding-bottom="0.095cm" fo:padding-left="0cm" fo:padding-right="0cm" fo:wrap-option="no-wrap" draw:shadow-color="#727272"/>
    </style:style>
    <style:style style:name="pr1" style:family="presentation" style:parent-style-name="Default-title">
      <style:graphic-properties draw:stroke="none" draw:fill="none" draw:fill-color="#7889fb" draw:textarea-horizontal-align="left" draw:textarea-vertical-align="bottom" draw:auto-grow-height="false" draw:auto-grow-width="false" fo:min-height="1.388cm" fo:min-width="0cm" fo:padding-top="0.1cm" fo:padding-bottom="0.1cm" fo:padding-left="0.2cm" fo:padding-right="0.2cm" fo:wrap-option="wrap" draw:shadow-offset-x="0.071cm" draw:shadow-offset-y="0.071cm" draw:shadow-color="#727272" draw:shadow-opacity="100%"/>
    </style:style>
    <style:style style:name="pr2" style:family="presentation" style:parent-style-name="Default-notes">
      <style:graphic-properties draw:stroke="none" draw:fill="none" draw:fill-color="#bbe0e3" draw:textarea-horizontal-align="justify" draw:textarea-vertical-align="top" fo:min-height="12.384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.357cm" fo:margin-right="0cm" fo:text-indent="-0.357cm"/>
    </style:style>
    <style:style style:name="P5" style:family="paragraph">
      <style:paragraph-properties fo:margin-left="0cm" fo:margin-right="0cm" fo:text-align="center" fo:text-indent="0cm" style:punctuation-wrap="simple" style:line-break="normal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family="'Arial Narrow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'Arial Narrow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family="'Arial Narrow'" style:font-family-generic="swiss" style:font-pitch="variable" fo:font-size="11pt" style:font-size-asian="11pt" style:font-size-complex="11pt"/>
    </style:style>
    <style:style style:name="T5" style:family="text">
      <style:text-properties fo:color="#ff3300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6" style:family="text">
      <style:text-properties fo:color="#7889fb" fo:font-size="10pt" fo:language="en" fo:country="US" style:font-size-asian="10pt" style:language-asian="en" style:country-asian="US" style:font-size-complex="10pt" style:language-complex="en" style:country-complex="US"/>
    </style:style>
    <style:style style:name="T7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7889fb" fo:font-size="10pt" style:font-size-asian="10pt" style:font-size-complex="10pt"/>
    </style:style>
    <style:style style:name="T9" style:family="text">
      <style:text-properties fo:color="#ff0000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7889fb" fo:font-size="10pt" fo:language="en" fo:country="GB" style:font-size-asian="10pt" style:language-asian="en" style:country-asian="GB" style:font-size-complex="10pt" style:language-complex="en" style:country-complex="GB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7889fb" fo:font-size="12pt" fo:language="en" fo:country="US" style:font-size-asian="12pt" style:language-asian="en" style:country-asian="US" style:font-size-complex="12pt" style:language-complex="en" style:country-complex="US"/>
    </style:style>
    <style:style style:name="T1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7" style:family="text">
      <style:text-properties fo:font-size="6pt" fo:language="en" fo:country="ZA" style:font-size-asian="6pt" style:language-asian="en" style:country-asian="ZA" style:font-size-complex="6pt" style:language-complex="en" style:country-complex="ZA"/>
    </style:style>
    <text:list-style style:name="L1">
      <text:list-level-style-number text:level="1" style:num-format="">
        <style:list-level-properties/>
        <style:text-properties fo:color="#7889fb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0.357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Business Strategy Summary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532cm" svg:height="1.587cm" svg:x="2.412cm" svg:y="0.502cm" presentation:class="title" presentation:user-transformed="true">
          <draw:text-box>
            <text:list text:style-name="L1">
              <text:list-header>
                <text:p text:style-name="P1"><text:span text:style-name="T1">Business Strategy Summary</text:span></text:p>
              </text:list-header>
            </text:list>
          </draw:text-box>
        </draw:frame>
        <draw:custom-shape draw:style-name="gr1" draw:text-style-name="P2" draw:layer="layout" svg:width="5.825cm" svg:height="0.631cm" svg:x="1.976cm" svg:y="2.941cm">
          <text:list text:style-name="L2">
            <text:list-header>
              <text:p text:style-name="P3"><text:span text:style-name="T2">Business 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04cm" svg:height="4.026cm" svg:x="1.87cm" svg:y="3.55cm">
          <text:list text:style-name="L2">
            <text:list-header>
              <text:p text:style-name="P3"><text:span text:style-name="T3">Business Segmentation - Products</text:span></text:p>
              <text:p text:style-name="P3"><text:span text:style-name="T3"><text:s/></text:span></text:p>
              <text:p text:style-name="P3"><text:span text:style-name="T4">What are the primary products/business line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04cm" svg:height="5.472cm" svg:x="1.87cm" svg:y="7.704cm">
          <text:list text:style-name="L2">
            <text:list-header>
              <text:p text:style-name="P3"><text:span text:style-name="T3">Business Segmentation - Clients</text:span></text:p>
              <text:p text:style-name="P3"><text:span text:style-name="T3"><text:s/></text:span></text:p>
              <text:p text:style-name="P3"><text:span text:style-name="T4">Who are the primary customer segment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04cm" svg:height="4.185cm" svg:x="1.87cm" svg:y="13.295cm">
          <text:list text:style-name="L2">
            <text:list-header>
              <text:p text:style-name="P3"><text:span text:style-name="T3">Business Unit Organization</text:span></text:p>
              <text:p text:style-name="P3"><text:span text:style-name="T3"><text:s/></text:span></text:p>
              <text:p text:style-name="P3"><text:span text:style-name="T4">What is the structure and approximate headcount of your business unit. <text:s/>What key skills/expertise and certifications are requir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36cm" svg:height="4.013cm" svg:x="8.374cm" svg:y="3.55cm">
          <text:list text:style-name="L3">
            <text:list-header>
              <text:p text:style-name="P4"><text:span text:style-name="T5">Brief descriptions of the key products/offerings as they are commonly referred to across the business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36cm" svg:height="5.472cm" svg:x="8.374cm" svg:y="7.704cm">
          <text:list text:style-name="L3">
            <text:list-header>
              <text:p text:style-name="P4"><text:span text:style-name="T5">Different partitions they have defined for their customer base, including any thresholds/filters and more qualitative properties or characteristics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  <text:p text:style-name="P1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36cm" svg:height="4.171cm" svg:x="8.374cm" svg:y="13.3cm">
          <text:list text:style-name="L3">
            <text:list-header>
              <text:p text:style-name="P4"><text:span text:style-name="T7">Description of the primary organizational units, head count, reporting responsibilities and specific skills/qualifications that may be key to any unit</text:span></text:p>
            </text:list-header>
          </text:list>
          <text:list text:style-name="L4">
            <text:list-item>
              <text:p text:style-name="P1"><text:span text:style-name="T8">Xxx</text:span></text:p>
            </text:list-item>
            <text:list-item>
              <text:p text:style-name="P1"><text:span text:style-name="T8">Xxx</text:span></text:p>
            </text:list-item>
            <text:list-item>
              <text:p text:style-name="P1"><text:span text:style-name="T8">Xxx</text:span></text:p>
            </text:list-item>
            <text:list-item>
              <text:p text:style-name="P1"><text:span text:style-name="T8">Xxx</text:span></text:p>
            </text:list-item>
            <text:list-item>
              <text:p text:style-name="P1"><text:span text:style-name="T8">Xxx</text:span></text:p>
            </text:list-item>
            <text:list-item>
              <text:p text:style-name="P1"><text:span text:style-name="T8">Xx</text:span></text:p>
            </text:list-item>
            <text:list-item>
              <text:p text:style-name="P1"><text:span text:style-name="T8">xxx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9cm" svg:height="10.319cm" svg:x="2.628cm" svg:y="2.064cm" draw:page-number="1" presentation:class="page"/>
          <draw:frame presentation:style-name="pr2" draw:layer="layout" svg:width="15.223cm" svg:height="12.384cm" svg:x="1.895cm" svg:y="13.0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532cm" svg:height="1.587cm" svg:x="2.434cm" svg:y="0.352cm" presentation:class="title" presentation:user-transformed="true">
          <draw:text-box>
            <text:list text:style-name="L1">
              <text:list-header>
                <text:p text:style-name="P1"><text:span text:style-name="T1">Business Strategy Summary</text:span></text:p>
              </text:list-header>
            </text:list>
          </draw:text-box>
        </draw:frame>
        <draw:custom-shape draw:style-name="gr1" draw:text-style-name="P2" draw:layer="layout" svg:width="6.99cm" svg:height="0.631cm" svg:x="1.949cm" svg:y="2.941cm">
          <text:list text:style-name="L2">
            <text:list-header>
              <text:p text:style-name="P3"><text:span text:style-name="T2">Business Definition (continue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05cm" svg:height="4.221cm" svg:x="1.843cm" svg:y="3.717cm">
          <text:list text:style-name="L2">
            <text:list-header>
              <text:p text:style-name="P3"><text:span text:style-name="T3">Business Policies (Mission Statement)</text:span></text:p>
              <text:p text:style-name="P3"><text:span text:style-name="T3"><text:s/></text:span></text:p>
              <text:p text:style-name="P3"><text:span text:style-name="T4">What are the key guiding principles/ policies and/or mission statement for your un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05cm" svg:height="4.432cm" svg:x="1.843cm" svg:y="8.118cm">
          <text:list text:style-name="L2">
            <text:list-header>
              <text:p text:style-name="P3"><text:span text:style-name="T3">Regulatory Relations</text:span></text:p>
              <text:p text:style-name="P3"><text:span text:style-name="T3"><text:s/></text:span></text:p>
              <text:p text:style-name="P3"><text:span text:style-name="T4">Are there any particular external, e.g. regulatory, activities/events that have key implications for your un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439cm" svg:height="4.207cm" svg:x="8.348cm" svg:y="3.726cm">
          <text:list text:style-name="L3">
            <text:list-header>
              <text:p text:style-name="P4"><text:span text:style-name="T5">Guiding / mission statement and how is this specifically interpreted in their area of influence. <text:s/>Do they perceive issue with the way/consistency of the overarching mission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  <text:p text:style-name="P1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439cm" svg:height="4.418cm" svg:x="8.348cm" svg:y="8.101cm">
          <text:list text:style-name="L5">
            <text:list-header>
              <text:p text:style-name="P4"><text:span text:style-name="T9">How exposed to regulatory influence are they and are there specific issues, events, trends that are influencing their plans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  <text:p text:style-name="P1"><text:span text:style-name="T6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9cm" svg:height="10.319cm" svg:x="2.628cm" svg:y="2.064cm" draw:page-number="2" presentation:class="page"/>
          <draw:frame presentation:style-name="pr2" draw:layer="layout" svg:width="15.223cm" svg:height="12.384cm" svg:x="1.895cm" svg:y="13.0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532cm" svg:height="1.587cm" svg:x="2.434cm" svg:y="0.374cm" presentation:class="title" presentation:user-transformed="true">
          <draw:text-box>
            <text:list text:style-name="L1">
              <text:list-header>
                <text:p text:style-name="P1"><text:span text:style-name="T1">Business Strategy Summary</text:span></text:p>
              </text:list-header>
            </text:list>
          </draw:text-box>
        </draw:frame>
        <draw:custom-shape draw:style-name="gr1" draw:text-style-name="P2" draw:layer="layout" svg:width="4.617cm" svg:height="0.485cm" svg:x="1.896cm" svg:y="2.915cm">
          <text:list text:style-name="L2">
            <text:list-header>
              <text:p text:style-name="P3"><text:span text:style-name="T2">Market Condi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87cm" svg:height="3.541cm" svg:x="1.896cm" svg:y="3.625cm">
          <text:list text:style-name="L2">
            <text:list-header>
              <text:p text:style-name="P1"><text:span text:style-name="T10">Example Clients</text:span></text:p>
              <text:p text:style-name="P1"><text:span text:style-name="T10"><text:s/></text:span></text:p>
              <text:p text:style-name="P1"><text:span text:style-name="T11">What are examples of target clients and or defining features by segment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87cm" svg:height="4.815cm" svg:x="1.896cm" svg:y="7.197cm">
          <text:list text:style-name="L2">
            <text:list-header>
              <text:p text:style-name="P1"><text:span text:style-name="T10">Key Competitors</text:span></text:p>
              <text:p text:style-name="P1"><text:span text:style-name="T10"><text:s/></text:span></text:p>
              <text:p text:style-name="P1"><text:span text:style-name="T11">Who are your key competitors and how do they compare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86cm" svg:height="5.543cm" svg:x="1.923cm" svg:y="12.114cm">
          <text:list text:style-name="L2">
            <text:list-header>
              <text:p text:style-name="P1"><text:span text:style-name="T10">Bases of Differentiation</text:span></text:p>
              <text:p text:style-name="P1"><text:span text:style-name="T10"><text:s/></text:span></text:p>
              <text:p text:style-name="P1"><text:span text:style-name="T11">What are the key differentiating factors in winning and retaining busin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135cm" svg:height="3.541cm" svg:x="8.383cm" svg:y="3.625cm">
          <text:list text:style-name="L5">
            <text:list-header>
              <text:p text:style-name="P4"><text:span text:style-name="T9">Brief description and if appropriate list of indicative and key clients, highlighting those features that make them a target relationship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x</text:span></text:p>
            </text:list-item>
            <text:list-item>
              <text:p text:style-name="P1"><text:span text:style-name="T6">X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135cm" svg:height="4.815cm" svg:x="8.383cm" svg:y="7.197cm">
          <text:list text:style-name="L5">
            <text:list-header>
              <text:p text:style-name="P4"><text:span text:style-name="T9">Characteristics of <text:s/>key types of competitors and obtain the names of the main players in each competitor category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136cm" svg:height="5.543cm" svg:x="8.409cm" svg:y="12.114cm">
          <text:list text:style-name="L5">
            <text:list-header>
              <text:p text:style-name="P4"><text:span text:style-name="T9">Factors in winning and retaining business: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9cm" svg:height="10.319cm" svg:x="2.628cm" svg:y="2.064cm" draw:page-number="3" presentation:class="page"/>
          <draw:frame presentation:style-name="pr2" draw:layer="layout" svg:width="15.223cm" svg:height="12.384cm" svg:x="1.895cm" svg:y="13.0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532cm" svg:height="1.587cm" svg:x="2.346cm" svg:y="0.414cm" presentation:class="title" presentation:user-transformed="true">
          <draw:text-box>
            <text:list text:style-name="L1">
              <text:list-header>
                <text:p text:style-name="P1"><text:span text:style-name="T1">Business Strategy Summary</text:span></text:p>
              </text:list-header>
            </text:list>
          </draw:text-box>
        </draw:frame>
        <draw:custom-shape draw:style-name="gr1" draw:text-style-name="P2" draw:layer="layout" svg:width="6.755cm" svg:height="0.485cm" svg:x="1.923cm" svg:y="2.915cm">
          <text:list text:style-name="L2">
            <text:list-header>
              <text:p text:style-name="P3"><text:span text:style-name="T2">Market Conditions (continued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86cm" svg:height="5.34cm" svg:x="1.923cm" svg:y="3.81cm">
          <text:list text:style-name="L2">
            <text:list-header>
              <text:p text:style-name="P1"><text:span text:style-name="T10">Market Condition</text:span></text:p>
              <text:p text:style-name="P1"><text:span text:style-name="T11">Position the key business lines on the following 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86cm" svg:height="6.02cm" svg:x="1.923cm" svg:y="9.216cm">
          <text:list text:style-name="L2">
            <text:list-header>
              <text:p text:style-name="P1"><text:span text:style-name="T10">Market Environment</text:span></text:p>
              <text:p text:style-name="P1"><text:span text:style-name="T10"><text:s/></text:span></text:p>
              <text:p text:style-name="P1"><text:span text:style-name="T11">What are any trends, issues or specific events influencing your markets (windows of opportunity)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136cm" svg:height="6.02cm" svg:x="8.409cm" svg:y="9.216cm">
          <text:list text:style-name="L5">
            <text:list-header>
              <text:p text:style-name="P4"><text:span text:style-name="T9">Obtain any narrative on key trends, events, initiatives that may influence participation in the market – in particular if there are deadlines or perceived ‘windows of opportunity’ that should be factored into investment scheduling decisions</text:span></text:p>
            </text:list-header>
          </text:list>
          <text:list text:style-name="L4"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  <text:list-item>
              <text:p text:style-name="P1"><text:span text:style-name="T12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136cm" svg:height="5.283cm" svg:x="8.409cm" svg:y="3.841cm">
          <text:list text:style-name="L5">
            <text:list-header>
              <text:p text:style-name="P4"><text:span text:style-name="T9">Market Conditions Re-stated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9cm" svg:height="10.319cm" svg:x="2.628cm" svg:y="2.064cm" draw:page-number="4" presentation:class="page"/>
          <draw:frame presentation:style-name="pr2" draw:layer="layout" svg:width="15.223cm" svg:height="12.384cm" svg:x="1.895cm" svg:y="13.0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532cm" svg:height="1.587cm" svg:x="2.39cm" svg:y="0.502cm" presentation:class="title" presentation:user-transformed="true">
          <draw:text-box>
            <text:list text:style-name="L1">
              <text:list-header>
                <text:p text:style-name="P1"><text:span text:style-name="T1">Business Strategy Summary</text:span></text:p>
              </text:list-header>
            </text:list>
          </draw:text-box>
        </draw:frame>
        <draw:custom-shape draw:style-name="gr1" draw:text-style-name="P2" draw:layer="layout" svg:width="5.785cm" svg:height="0.662cm" svg:x="1.861cm" svg:y="3.082cm">
          <text:list text:style-name="L2">
            <text:list-header>
              <text:p text:style-name="P3"><text:span text:style-name="T2">Budget &amp; Plannin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6cm" svg:height="5.345cm" svg:x="1.861cm" svg:y="4.039cm">
          <text:list text:style-name="L2">
            <text:list-header>
              <text:p text:style-name="P1"><text:span text:style-name="T13">Major Initiatives</text:span></text:p>
              <text:p text:style-name="P1"><text:span text:style-name="T13"><text:s/></text:span></text:p>
              <text:p text:style-name="P1"><text:span text:style-name="T14">What key projects/initiatives are planned or underway? Are there associated opportunity windows/timing consideration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6cm" svg:height="5.287cm" svg:x="1.861cm" svg:y="10.147cm">
          <text:list text:style-name="L2">
            <text:list-header>
              <text:p text:style-name="P1"><text:span text:style-name="T13">Primary Objectives &amp; Goals</text:span></text:p>
              <text:p text:style-name="P1"><text:span text:style-name="T13"><text:s/></text:span></text:p>
              <text:p text:style-name="P1"><text:span text:style-name="T14">What are they and how are they measured with associated targets for your unit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065cm" svg:height="5.345cm" svg:x="8.321cm" svg:y="4.039cm">
          <text:list text:style-name="L5">
            <text:list-header>
              <text:p text:style-name="P4"><text:span text:style-name="T9">Identify and obtain brief descriptions and contact/representative details for ongoing and planned initiatives that could impact any aspect of the business in the scope of the project</text:span></text:p>
            </text:list-header>
          </text:list>
          <text:list text:style-name="L4">
            <text:list-item>
              <text:p text:style-name="P1"><text:span text:style-name="T15">Xxxx</text:span></text:p>
            </text:list-item>
            <text:list-item>
              <text:p text:style-name="P1"><text:span text:style-name="T15">Xxxx </text:span></text:p>
            </text:list-item>
            <text:list-item>
              <text:p text:style-name="P1"><text:span text:style-name="T15">Xxxx </text:span></text:p>
            </text:list-item>
            <text:list-item>
              <text:p text:style-name="P1"><text:span text:style-name="T15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065cm" svg:height="5.327cm" svg:x="8.321cm" svg:y="10.116cm">
          <text:list text:style-name="L5">
            <text:list-header>
              <text:p text:style-name="P4"><text:span text:style-name="T9">Description: </text:span></text:p>
            </text:list-header>
          </text:list>
          <text:list text:style-name="L4">
            <text:list-item>
              <text:p text:style-name="P1"><text:span text:style-name="T15">Xxxx</text:span><text:span text:style-name="T16"> </text:span></text:p>
            </text:list-item>
            <text:list-item>
              <text:p text:style-name="P1"><text:span text:style-name="T15">Xxxx</text:span><text:span text:style-name="T16"> </text:span></text:p>
            </text:list-item>
            <text:list-item>
              <text:p text:style-name="P1"><text:span text:style-name="T15">Xxxx</text:span><text:span text:style-name="T16"> </text:span></text:p>
            </text:list-item>
            <text:list-item>
              <text:p text:style-name="P1"><text:span text:style-name="T15">Xxxx</text:span><text:span text:style-name="T16"> </text:span></text:p>
            </text:list-item>
            <text:list-item>
              <text:p text:style-name="P1"><text:span text:style-name="T15">Xxxx</text:span><text:span text:style-name="T16">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59cm" svg:height="10.319cm" svg:x="2.628cm" svg:y="2.064cm" draw:page-number="5" presentation:class="page"/>
          <draw:frame presentation:style-name="pr2" draw:layer="layout" svg:width="15.223cm" svg:height="12.384cm" svg:x="1.895cm" svg:y="13.0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" draw:text-style-name="P2" draw:layer="layout" svg:width="20.531cm" svg:height="1.587cm" svg:x="2.319cm" svg:y="0.471cm" presentation:class="title" presentation:user-transformed="true">
          <draw:text-box>
            <text:list text:style-name="L1">
              <text:list-header>
                <text:p text:style-name="P1"><text:span text:style-name="T1">Business Strategy Summary</text:span></text:p>
              </text:list-header>
            </text:list>
          </draw:text-box>
        </draw:frame>
        <draw:custom-shape draw:style-name="gr1" draw:text-style-name="P2" draw:layer="layout" svg:width="5.785cm" svg:height="0.662cm" svg:x="2.02cm" svg:y="3.082cm">
          <text:list text:style-name="L2">
            <text:list-header>
              <text:p text:style-name="P3"><text:span text:style-name="T2">Budget &amp; Planning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6cm" svg:height="3.267cm" svg:x="2.02cm" svg:y="3.947cm">
          <text:list text:style-name="L2">
            <text:list-header>
              <text:p text:style-name="P1"><text:span text:style-name="T13">Budget</text:span></text:p>
              <text:p text:style-name="P1"><text:span text:style-name="T13"><text:s/></text:span></text:p>
              <text:p text:style-name="P1"><text:span text:style-name="T14">Can you outline cost and revenue budgets for the last `4 years and what are this years projections for your unit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6cm" svg:height="5.402cm" svg:x="2.02cm" svg:y="7.435cm">
          <text:list text:style-name="L2">
            <text:list-header>
              <text:p text:style-name="P1"><text:span text:style-name="T13">SWOT Assessment</text:span></text:p>
              <text:p text:style-name="P1"><text:span text:style-name="T14">Strengths /Weaknesses/ Opportunities/ Threats specific to your unit on the following t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6cm" svg:height="3.471cm" svg:x="2.02cm" svg:y="12.92cm">
          <text:list text:style-name="L2">
            <text:list-header>
              <text:p text:style-name="P1"><text:span text:style-name="T13">Known Constraints</text:span></text:p>
              <text:p text:style-name="P1"><text:span text:style-name="T13"><text:s/></text:span></text:p>
              <text:p text:style-name="P1"><text:span text:style-name="T14">Are there any specific limitations/appetite on investment and or change (such as standards compliance)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065cm" svg:height="3.471cm" svg:x="8.48cm" svg:y="12.92cm">
          <text:list text:style-name="L5">
            <text:list-header>
              <text:p text:style-name="P4"><text:span text:style-name="T9">Are there any known events, actions, logistical considerations that may restrict investment planning. 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065cm" svg:height="3.267cm" svg:x="8.48cm" svg:y="3.947cm">
          <text:list text:style-name="L5">
            <text:list-header>
              <text:p text:style-name="P4"><text:span text:style-name="T9">Obtain an outline of key budget items </text:span><text:span text:style-name="T9"><text:line-break/></text:span><text:span text:style-name="T9"/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069cm" svg:height="5.402cm" svg:x="8.453cm" svg:y="7.408cm">
          <text:list text:style-name="L5">
            <text:list-header>
              <text:p text:style-name="P4"><text:span text:style-name="T9">Obtain an outline of key budget items</text:span></text:p>
            </text:list-header>
          </text:list>
          <text:list text:style-name="L4"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  <text:list-item>
              <text:p text:style-name="P1"><text:span text:style-name="T6">xxxx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33cm" svg:height="2.209cm" svg:x="21.281cm" svg:y="15.337cm">
          <text:list text:style-name="L6">
            <text:list-header>
              <text:p text:style-name="P5"><text:span text:style-name="T17">Business Strategy </text:span></text:p>
              <text:p text:style-name="P5"><text:span text:style-name="T17">Summary</text:span></text:p>
              <text:p text:style-name="P5"><text:span text:style-name="T17">Requires</text:span></text:p>
              <text:p text:style-name="P5"><text:span text:style-name="T17"><text:s/></text:span><text:span text:style-name="T17">Description</text:span></text:p>
              <text:p text:style-name="P5"><text:span text:style-name="T17">From Leadership</text:span></text:p>
              <text:p text:style-name="P5"><text:span text:style-name="T17">Team</text:span></text:p>
            </text:list-header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3.759cm" svg:height="10.319cm" svg:x="2.628cm" svg:y="2.064cm" draw:page-number="6" presentation:class="page"/>
          <draw:frame presentation:style-name="pr2" draw:layer="layout" svg:width="15.223cm" svg:height="12.384cm" svg:x="1.895cm" svg:y="13.0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axial" draw:start-color="#ffffff" draw:end-color="#6699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9cm" fo:padding-bottom="0.13cm" fo:padding-left="0.4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Arial" style:font-pitch-asian="variable" style:font-size-asian="12pt" style:font-style-asian="normal" style:font-weight-asian="bold" style:font-family-complex="Arial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533cm"/>
            <style:text-properties fo:font-family="Wingdings" style:font-pitch="variable" style:font-charset="x-symbol" fo:color="#7889fb" fo:font-size="100%"/>
          </text:list-level-style-bullet>
          <text:list-level-style-bullet text:level="2" text:bullet-char="-">
            <style:list-level-properties text:space-before="0.771cm" text:min-label-width="0.516cm"/>
            <style:text-properties fo:font-family="SimSun" style:font-pitch="variable" fo:color="#7889fb" fo:font-size="70%"/>
          </text:list-level-style-bullet>
          <text:list-level-style-bullet text:level="3" text:bullet-char="">
            <style:list-level-properties text:space-before="1.596cm" text:min-label-width="0.538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-">
            <style:list-level-properties text:space-before="2.42cm" text:min-label-width="0.503cm"/>
            <style:text-properties fo:font-family="SimSun" style:font-pitch="variable" fo:color="#7889fb" fo:font-size="100%"/>
          </text:list-level-style-bullet>
          <text:list-level-style-bullet text:level="5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6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7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8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9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10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2.006cm"/>
          <style:tab-stop style:position="4.546cm"/>
          <style:tab-stop style:position="7.086cm"/>
          <style:tab-stop style:position="9.626cm"/>
          <style:tab-stop style:position="12.166cm"/>
          <style:tab-stop style:position="14.706cm"/>
          <style:tab-stop style:position="17.246cm"/>
          <style:tab-stop style:position="19.786cm"/>
          <style:tab-stop style:position="22.326cm"/>
          <style:tab-stop style:position="24.866cm"/>
          <style:tab-stop style:position="27.406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2" text:bullet-char="-">
            <style:list-level-properties text:space-before="0.771cm" text:min-label-width="0.516cm"/>
            <style:text-properties fo:font-family="SimSun" style:font-pitch="variable" fo:color="#7889fb" fo:font-size="70%"/>
          </text:list-level-style-bullet>
          <text:list-level-style-bullet text:level="3" text:bullet-char="">
            <style:list-level-properties text:space-before="1.596cm" text:min-label-width="0.538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-">
            <style:list-level-properties text:space-before="2.42cm" text:min-label-width="0.503cm"/>
            <style:text-properties fo:font-family="SimSun" style:font-pitch="variable" fo:color="#7889fb" fo:font-size="100%"/>
          </text:list-level-style-bullet>
          <text:list-level-style-bullet text:level="5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6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7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8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9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  <text:list-level-style-bullet text:level="10" text:bullet-char="">
            <style:list-level-properties text:space-before="3.43cm" text:min-label-width="0.406cm"/>
            <style:text-properties fo:font-family="Wingdings" style:font-pitch="variable" style:font-charset="x-symbol" fo:color="#7889fb" fo:font-size="100%"/>
          </text:list-level-style-bullet>
        </text:list-style>
      </style:graphic-properties>
      <style:paragraph-properties fo:margin-left="0cm" fo:margin-right="0cm" fo:margin-top="0.141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  <style:tab-stop style:position="26.652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0.405cm"/>
          <style:tab-stop style:position="2.945cm"/>
          <style:tab-stop style:position="5.485cm"/>
          <style:tab-stop style:position="8.025cm"/>
          <style:tab-stop style:position="10.565cm"/>
          <style:tab-stop style:position="13.105cm"/>
          <style:tab-stop style:position="15.645cm"/>
          <style:tab-stop style:position="18.185cm"/>
          <style:tab-stop style:position="20.725cm"/>
          <style:tab-stop style:position="23.265cm"/>
          <style:tab-stop style:position="25.80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05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2.156cm"/>
          <style:tab-stop style:position="4.696cm"/>
          <style:tab-stop style:position="7.236cm"/>
          <style:tab-stop style:position="9.776cm"/>
          <style:tab-stop style:position="12.316cm"/>
          <style:tab-stop style:position="14.856cm"/>
          <style:tab-stop style:position="17.396cm"/>
          <style:tab-stop style:position="19.936cm"/>
          <style:tab-stop style:position="22.476cm"/>
          <style:tab-stop style:position="25.016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088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3.783cm"/>
          <style:tab-stop style:position="6.323cm"/>
          <style:tab-stop style:position="8.863cm"/>
          <style:tab-stop style:position="11.403cm"/>
          <style:tab-stop style:position="13.943cm"/>
          <style:tab-stop style:position="16.483cm"/>
          <style:tab-stop style:position="19.023cm"/>
          <style:tab-stop style:position="21.563cm"/>
          <style:tab-stop style:position="24.103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088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3.783cm"/>
          <style:tab-stop style:position="6.323cm"/>
          <style:tab-stop style:position="8.863cm"/>
          <style:tab-stop style:position="11.403cm"/>
          <style:tab-stop style:position="13.943cm"/>
          <style:tab-stop style:position="16.483cm"/>
          <style:tab-stop style:position="19.023cm"/>
          <style:tab-stop style:position="21.563cm"/>
          <style:tab-stop style:position="24.103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088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3.783cm"/>
          <style:tab-stop style:position="6.323cm"/>
          <style:tab-stop style:position="8.863cm"/>
          <style:tab-stop style:position="11.403cm"/>
          <style:tab-stop style:position="13.943cm"/>
          <style:tab-stop style:position="16.483cm"/>
          <style:tab-stop style:position="19.023cm"/>
          <style:tab-stop style:position="21.563cm"/>
          <style:tab-stop style:position="24.103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088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3.783cm"/>
          <style:tab-stop style:position="6.323cm"/>
          <style:tab-stop style:position="8.863cm"/>
          <style:tab-stop style:position="11.403cm"/>
          <style:tab-stop style:position="13.943cm"/>
          <style:tab-stop style:position="16.483cm"/>
          <style:tab-stop style:position="19.023cm"/>
          <style:tab-stop style:position="21.563cm"/>
          <style:tab-stop style:position="24.103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088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1.243cm"/>
          <style:tab-stop style:position="3.783cm"/>
          <style:tab-stop style:position="6.323cm"/>
          <style:tab-stop style:position="8.863cm"/>
          <style:tab-stop style:position="11.403cm"/>
          <style:tab-stop style:position="13.943cm"/>
          <style:tab-stop style:position="16.483cm"/>
          <style:tab-stop style:position="19.023cm"/>
          <style:tab-stop style:position="21.563cm"/>
          <style:tab-stop style:position="24.103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-">
            <style:list-level-properties text:space-before="0.771cm" text:min-label-width="-0.136cm" text:min-label-distance="0.136cm"/>
            <style:text-properties fo:font-family="SimSun" style:font-pitch="variable" fo:color="#7889fb" fo:font-size="70%"/>
          </text:list-level-style-bullet>
          <text:list-level-style-bullet text:level="3" text:bullet-char="">
            <style:list-level-properties text:space-before="1.596cm" text:min-label-width="-0.326cm" text:min-label-distance="0.326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-">
            <style:list-level-properties text:space-before="2.42cm" text:min-label-width="-0.515cm" text:min-label-distance="0.515cm"/>
            <style:text-properties fo:font-family="SimSun" style:font-pitch="variable" fo:color="#7889fb" fo:font-size="100%"/>
          </text:list-level-style-bullet>
          <text:list-level-style-bullet text:level="5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6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7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8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9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10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</text:list-style>
      </style:graphic-properties>
      <style:paragraph-properties fo:margin-left="0cm" fo:margin-right="0cm" fo:margin-top="0.211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Arial" style:font-pitch-asian="variable" style:font-size-asian="12pt" style:font-style-asian="normal" style:font-weight-asian="bold" style:font-family-complex="Arial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-">
            <style:list-level-properties text:space-before="0.771cm" text:min-label-width="-0.136cm" text:min-label-distance="0.136cm"/>
            <style:text-properties fo:font-family="SimSun" style:font-pitch="variable" fo:color="#7889fb" fo:font-size="70%"/>
          </text:list-level-style-bullet>
          <text:list-level-style-bullet text:level="3" text:bullet-char="">
            <style:list-level-properties text:space-before="1.596cm" text:min-label-width="-0.326cm" text:min-label-distance="0.326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-">
            <style:list-level-properties text:space-before="2.42cm" text:min-label-width="-0.515cm" text:min-label-distance="0.515cm"/>
            <style:text-properties fo:font-family="SimSun" style:font-pitch="variable" fo:color="#7889fb" fo:font-size="100%"/>
          </text:list-level-style-bullet>
          <text:list-level-style-bullet text:level="5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6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7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8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9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10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</text:list-style>
      </style:graphic-properties>
      <style:paragraph-properties fo:margin-left="0cm" fo:margin-right="0cm" fo:margin-top="0.211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/>
            <style:text-properties fo:font-family="Wingdings" style:font-pitch="variable" style:font-charset="x-symbol" fo:color="#7889fb" fo:font-size="100%"/>
          </text:list-level-style-bullet>
          <text:list-level-style-number text:level="2" style:num-format="">
            <style:list-level-properties/>
            <style:text-properties fo:color="#7889fb" fo:font-size="70%"/>
          </text:list-level-style-number>
          <text:list-level-style-bullet text:level="3" text:bullet-char="">
            <style:list-level-properties text:space-before="1.596cm" text:min-label-width="-0.326cm" text:min-label-distance="0.326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-">
            <style:list-level-properties text:space-before="2.42cm" text:min-label-width="-0.515cm" text:min-label-distance="0.515cm"/>
            <style:text-properties fo:font-family="SimSun" style:font-pitch="variable" fo:color="#7889fb" fo:font-size="100%"/>
          </text:list-level-style-bullet>
          <text:list-level-style-bullet text:level="5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6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7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8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9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10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</text:list-style>
      </style:graphic-properties>
      <style:paragraph-properties fo:margin-left="0.635cm" fo:margin-right="0cm" fo:margin-top="0.141cm" fo:margin-bottom="0cm" fo:line-height="104%" fo:text-align="center" fo:text-indent="0.136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27cm" fo:margin-right="0cm" fo:margin-top="0.123cm" fo:margin-bottom="0cm" fo:line-height="104%" fo:text-align="center" fo:text-indent="0.326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1.905cm" fo:margin-right="0cm" fo:margin-top="0.105cm" fo:margin-bottom="0cm" fo:line-height="104%" fo:text-align="center" fo:text-indent="0.51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54cm" fo:margin-right="0cm" fo:margin-top="0.088cm" fo:margin-bottom="0cm" fo:line-height="104%" fo:text-align="center" fo:text-indent="0.8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54cm" fo:margin-right="0cm" fo:margin-top="0.088cm" fo:margin-bottom="0cm" fo:line-height="104%" fo:text-align="center" fo:text-indent="0.8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54cm" fo:margin-right="0cm" fo:margin-top="0.088cm" fo:margin-bottom="0cm" fo:line-height="104%" fo:text-align="center" fo:text-indent="0.8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54cm" fo:margin-right="0cm" fo:margin-top="0.088cm" fo:margin-bottom="0cm" fo:line-height="104%" fo:text-align="center" fo:text-indent="0.8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54cm" fo:margin-right="0cm" fo:margin-top="0.088cm" fo:margin-bottom="0cm" fo:line-height="104%" fo:text-align="center" fo:text-indent="0.8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0pt" fo:font-style="normal" fo:text-shadow="none" style:text-underline-style="none" fo:font-weight="normal" style:font-family-asian="Arial" style:font-pitch-asian="variable" style:font-size-asian="10pt" style:font-style-asian="normal" style:font-weight-asian="normal" style:font-family-complex="Arial" style:font-pitch-complex="variable" style:font-size-complex="1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-">
            <style:list-level-properties text:space-before="0.771cm" text:min-label-width="-0.136cm" text:min-label-distance="0.136cm"/>
            <style:text-properties fo:font-family="SimSun" style:font-pitch="variable" fo:color="#7889fb" fo:font-size="70%"/>
          </text:list-level-style-bullet>
          <text:list-level-style-bullet text:level="3" text:bullet-char="">
            <style:list-level-properties text:space-before="1.596cm" text:min-label-width="-0.326cm" text:min-label-distance="0.326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-">
            <style:list-level-properties text:space-before="2.42cm" text:min-label-width="-0.515cm" text:min-label-distance="0.515cm"/>
            <style:text-properties fo:font-family="SimSun" style:font-pitch="variable" fo:color="#7889fb" fo:font-size="100%"/>
          </text:list-level-style-bullet>
          <text:list-level-style-bullet text:level="5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6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7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8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9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  <text:list-level-style-bullet text:level="10" text:bullet-char="">
            <style:list-level-properties text:space-before="3.43cm" text:min-label-width="-0.89cm" text:min-label-distance="0.89cm"/>
            <style:text-properties fo:font-family="Wingdings" style:font-pitch="variable" style:font-charset="x-symbol" fo:color="#7889fb" fo:font-size="100%"/>
          </text:list-level-style-bullet>
        </text:list-style>
      </style:graphic-properties>
      <style:paragraph-properties fo:margin-left="0cm" fo:margin-right="0cm" fo:margin-top="0.211cm" fo:margin-bottom="0cm" fo:line-height="104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27272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2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gr6" style:family="graphic" style:parent-style-name="standard">
      <style:graphic-properties draw:stroke="none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-color="#727272"/>
    </style:style>
    <style:style style:name="Mgr7" style:family="graphic" style:parent-style-name="standard">
      <style:graphic-properties draw:stroke="none" draw:fill="none" draw:fill-color="#7889fb" draw:textarea-horizontal-align="justify" draw:textarea-vertical-align="top" draw:auto-grow-height="true" fo:padding-top="0.133cm" fo:padding-bottom="0.133cm" fo:padding-left="0.266cm" fo:padding-right="0.266cm" fo:wrap-option="wrap" draw:shadow-color="#727272"/>
    </style:style>
    <style:style style:name="Mgr8" style:family="graphic" style:parent-style-name="standard">
      <style:graphic-properties draw:stroke="none" draw:fill="none" draw:fill-color="#7889fb" draw:textarea-horizontal-align="left" draw:textarea-vertical-align="top" draw:auto-grow-height="true" fo:padding-top="0.133cm" fo:padding-bottom="0.133cm" fo:padding-left="0.266cm" fo:padding-right="0.266cm" fo:wrap-option="wrap" draw:shadow-color="#727272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7889fb" draw:textarea-horizontal-align="left" draw:textarea-vertical-align="top" draw:auto-grow-height="false" fo:padding-top="0.099cm" fo:padding-bottom="0.099cm" fo:padding-left="0.199cm" fo:padding-right="0.199cm" fo:wrap-option="wrap" draw:shadow-color="#727272"/>
    </style:style>
    <style:style style:name="Mpr1" style:family="presentation" style:parent-style-name="Default-backgroundobjects">
      <style:graphic-properties draw:stroke="none" draw:fill="none" draw:fill-color="#7889fb" draw:auto-grow-height="false" draw:auto-grow-width="false" fo:min-height="0.821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377cm" fo:min-width="0cm" fo:padding-top="0.129cm" fo:padding-bottom="0.129cm" fo:padding-left="0.258cm" fo:padding-right="0.258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396cm" fo:margin-bottom="0cm" fo:text-indent="0cm" style:punctuation-wrap="simple" style:line-break="normal"/>
    </style:style>
    <style:style style:name="MP8" style:family="paragraph">
      <style:paragraph-properties fo:text-align="center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0000" fo:font-size="9pt" style:font-size-asian="9pt" style:font-size-complex="9pt"/>
    </style:style>
    <style:style style:name="MT3" style:family="text">
      <style:text-properties fo:color="#ffcc66" fo:text-shadow="1pt 1pt" fo:font-weight="bold" style:font-weight-asian="bold" style:font-weight-complex="bold"/>
    </style:style>
    <style:style style:name="MT4" style:family="text">
      <style:text-properties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MT5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2cm" svg:height="27.52cm" svg:x="0cm" svg:y="0cm">
        <text:p/>
      </draw:rect>
      <draw:frame draw:style-name="Mgr2" draw:text-style-name="MP3" draw:layer="backgroundobjects" svg:width="8.237cm" svg:height="1.376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37cm" svg:height="1.376cm" svg:x="10.772cm" svg:y="0cm" presentation:class="date-time">
        <draw:text-box>
          <text:list text:style-name="ML1">
            <text:list-header>
              <text:p text:style-name="MP4"><text:span text:style-name="MT2"><text:date style:data-style-name="D5" text:date-value="2014-08-18">Aug 18, 2014</text:date></text:span></text:p>
            </text:list-header>
          </text:list>
        </draw:text-box>
      </draw:frame>
      <draw:frame draw:style-name="Mgr4" draw:text-style-name="MP3" draw:layer="backgroundobjects" svg:width="8.237cm" svg:height="1.376cm" svg:x="-0.001cm" svg:y="26.136cm" presentation:class="footer">
        <draw:text-box>
          <text:list text:style-name="ML1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5" draw:text-style-name="MP5" draw:layer="backgroundobjects" svg:width="8.237cm" svg:height="1.376cm" svg:x="10.772cm" svg:y="26.136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page-thumbnail draw:layer="backgroundobjects" svg:width="8.009cm" svg:height="6.006cm" svg:x="1cm" svg:y="2.833cm"/>
      <draw:page-thumbnail draw:layer="backgroundobjects" svg:width="8.009cm" svg:height="6.006cm" svg:x="1cm" svg:y="10.755cm"/>
      <draw:page-thumbnail draw:layer="backgroundobjects" svg:width="8.009cm" svg:height="6.006cm" svg:x="1cm" svg:y="18.677cm"/>
      <draw:page-thumbnail draw:layer="backgroundobjects" svg:width="8.009cm" svg:height="6.006cm" svg:x="10.01cm" svg:y="2.833cm"/>
      <draw:page-thumbnail draw:layer="backgroundobjects" svg:width="8.009cm" svg:height="6.006cm" svg:x="10.01cm" svg:y="10.755cm"/>
      <draw:page-thumbnail draw:layer="backgroundobjects" svg:width="8.009cm" svg:height="6.006cm" svg:x="10.01cm" svg:y="18.677cm"/>
    </style:handout-master>
    <style:master-page style:name="Default" style:page-layout-name="PM1" draw:style-name="Mdp1">
      <draw:custom-shape draw:style-name="Mgr6" draw:text-style-name="MP6" draw:layer="backgroundobjects" svg:width="1.535cm" svg:height="19.032cm" svg:x="0cm" svg:y="0.018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3.812cm" svg:height="0.816cm" svg:x="1.588cm" svg:y="18.12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.601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5.75cm" svg:height="1.029cm" svg:x="19.553cm" svg:y="17.952cm">
        <text:list text:style-name="ML2">
          <text:list-header>
            <text:p text:style-name="MP7"><text:span text:style-name="MT3">&lt;Client Name&gt;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9" draw:text-style-name="MP8" draw:layer="backgroundobjects" svg:width="2.095cm" svg:height="0.979cm" svg:x="1.737cm" svg:y="18.009cm">
        <draw:image xlink:href="Pictures/1000000000000188000000B73C499607.png" xlink:type="simple" xlink:show="embed" xlink:actuate="onLoad">
          <text:p/>
        </draw:image>
      </draw:frame>
      <draw:frame presentation:style-name="Default-title" draw:layer="backgroundobjects" svg:width="20.531cm" svg:height="3.175cm" svg:x="1.772cm" svg:y="0.762cm" presentation:class="title" presentation:placeholder="true">
        <draw:text-box/>
      </draw:frame>
      <draw:frame presentation:style-name="Default-outline1" draw:layer="backgroundobjects" svg:width="22.86cm" svg:height="12.572cm" svg:x="1.773cm" svg:y="4.445cm" presentation:class="outline" presentation:placeholder="true">
        <draw:text-box/>
      </draw:frame>
      <draw:frame presentation:style-name="Mpr1" draw:layer="backgroundobjects" svg:width="3.387cm" svg:height="0.82cm" svg:x="0.184cm" svg:y="18.2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2cm" svg:height="27.52cm" svg:x="0cm" svg:y="0cm">
          <text:p/>
        </draw:rect>
        <draw:frame draw:style-name="Mgr2" draw:text-style-name="MP3" draw:layer="backgroundobjects" svg:width="8.237cm" svg:height="1.376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37cm" svg:height="1.376cm" svg:x="10.772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3.759cm" svg:height="10.319cm" svg:x="2.627cm" svg:y="2.063cm" presentation:class="page"/>
        <draw:frame presentation:style-name="Default-notes" draw:layer="backgroundobjects" svg:width="15.213cm" svg:height="12.383cm" svg:x="1.9cm" svg:y="13.069cm" presentation:class="notes" presentation:placeholder="true">
          <draw:text-box/>
        </draw:frame>
        <draw:frame draw:style-name="Mgr4" draw:text-style-name="MP3" draw:layer="backgroundobjects" svg:width="8.237cm" svg:height="1.376cm" svg:x="-0.001cm" svg:y="26.13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37cm" svg:height="1.376cm" svg:x="10.772cm" svg:y="26.136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6" draw:text-style-name="MP6" draw:layer="backgroundobjects" svg:width="1.535cm" svg:height="19.032cm" svg:x="0cm" svg:y="0.018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.601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3.713cm" svg:height="1.029cm" svg:x="21.59cm" svg:y="17.952cm">
        <text:list text:style-name="ML2">
          <text:list-header>
            <text:p text:style-name="MP7"><text:span text:style-name="MT3">&lt;Client&gt;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9" draw:text-style-name="MP8" draw:layer="backgroundobjects" svg:width="2.095cm" svg:height="0.979cm" svg:x="1.737cm" svg:y="18.009cm">
        <draw:image xlink:href="Pictures/1000000000000188000000B73C499607.png" xlink:type="simple" xlink:show="embed" xlink:actuate="onLoad">
          <text:p/>
        </draw:image>
      </draw:frame>
      <draw:custom-shape draw:style-name="Mgr10" draw:text-style-name="MP6" draw:layer="backgroundobjects" svg:width="22.525cm" svg:height="4.877cm" svg:x="1.737cm" svg:y="3.069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19.02cm" svg:height="27.52cm" svg:x="0cm" svg:y="0cm">
          <text:p/>
        </draw:rect>
        <draw:frame presentation:style-name="Mpr2" draw:text-style-name="MP3" draw:layer="backgroundobjects" svg:width="8.237cm" svg:height="1.376cm" svg:x="-0.001cm" svg:y="0cm" presentation:class="header">
          <draw:text-box>
            <text:list text:style-name="ML3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3" draw:text-style-name="MP5" draw:layer="backgroundobjects" svg:width="8.237cm" svg:height="1.376cm" svg:x="10.772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3.759cm" svg:height="10.319cm" svg:x="2.627cm" svg:y="2.063cm" presentation:class="page"/>
        <draw:frame presentation:style-name="Title1-notes" draw:layer="backgroundobjects" svg:width="15.213cm" svg:height="12.383cm" svg:x="1.9cm" svg:y="13.069cm" presentation:class="notes" presentation:placeholder="true">
          <draw:text-box/>
        </draw:frame>
        <draw:frame presentation:style-name="Mpr4" draw:text-style-name="MP3" draw:layer="backgroundobjects" svg:width="8.237cm" svg:height="1.376cm" svg:x="-0.001cm" svg:y="26.13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5" draw:text-style-name="MP5" draw:layer="backgroundobjects" svg:width="8.237cm" svg:height="1.376cm" svg:x="10.772cm" svg:y="26.13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The document title is Arial,  32-point bold. IBM standard  is blue, but black can be used</dc:title>
    <meta:initial-creator>IBM_USER</meta:initial-creator>
    <meta:creation-date>2006-06-22T19:10:57</meta:creation-date>
    <dc:creator>J. Todd Fredrickson</dc:creator>
    <dc:date>2009-09-11T05:42:45</dc:date>
    <meta:editing-cycles>123</meta:editing-cycles>
    <meta:editing-duration>P1DT6H45M36S</meta:editing-duration>
    <meta:document-statistic meta:object-count="93"/>
    <meta:generator>OpenOffice/4.0.1$Win32 OpenOffice.org_project/401m5$Build-9714</meta:generator>
  </office:meta>
</office:document-meta>
</file>